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6.55cm" svg:y="2.83cm">
          <text:p text:style-name="P1"><text:span text:style-name="T1">DSD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3.392cm" svg:height="0.635cm" svg:x="1.152cm" svg:y="5.245cm">
          <text:p text:style-name="P1"><text:span text:style-name="T2">DSD_Gaussi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93cm" svg:height="0.635cm" svg:x="11.477cm" svg:y="0.39cm">
          <text:p text:style-name="P1"><text:span text:style-name="T1">D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6.075cm" svg:y="2.805cm">
          <text:p text:style-name="P1"><text:span text:style-name="T1">DSD_MO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175cm" svg:height="0.635cm" svg:x="4.862cm" svg:y="5.245cm">
          <text:p text:style-name="P1"><text:span text:style-name="T2">DSD_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81cm" svg:height="0.635cm" svg:x="8.354cm" svg:y="5.245cm">
          <text:p text:style-name="P1"><text:span text:style-name="T2">DSD_Read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14.535cm" svg:y="5.245cm">
          <text:p text:style-name="P1"><text:span text:style-name="T2">DSD_RandomRB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12.265cm" svg:y="1.023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0.952cm" svg:height="0.61cm" svg:x="7.526cm" svg:y="3.47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.978cm" svg:y1="2.83cm" svg:x2="12.741cm" svg:y2="1.633cm" draw:start-shape="id1" draw:start-glue-point="0" draw:end-shape="id2" draw:end-glue-point="7" svg:d="M7978 2830v-598h4763v-599" svg:viewBox="0 0 4764 1198">
          <text:p/>
        </draw:connector>
        <draw:connector draw:style-name="gr3" draw:text-style-name="P1" draw:layer="layout" draw:line-skew="0.019cm" svg:x1="17.662cm" svg:y1="2.805cm" svg:x2="12.741cm" svg:y2="1.633cm" draw:start-shape="id3" draw:start-glue-point="0" draw:end-shape="id2" draw:end-glue-point="7" svg:d="M17662 2805v-567h-4921v-605" svg:viewBox="0 0 4922 1173">
          <text:p/>
        </draw:connector>
        <draw:connector draw:style-name="gr3" draw:text-style-name="P1" draw:layer="layout" svg:x1="8.002cm" svg:y1="4.089cm" svg:x2="2.848cm" svg:y2="5.245cm" draw:start-shape="id4" draw:start-glue-point="7" draw:end-shape="id5" draw:end-glue-point="0" svg:d="M8002 4089v578h-5154v578" svg:viewBox="0 0 5155 1157">
          <text:p/>
        </draw:connector>
        <draw:connector draw:style-name="gr3" draw:text-style-name="P1" draw:layer="layout" svg:x1="8.002cm" svg:y1="4.089cm" svg:x2="6.449cm" svg:y2="5.245cm" draw:start-shape="id4" draw:start-glue-point="7" draw:end-shape="id6" draw:end-glue-point="0" svg:d="M8002 4089v578h-1553v578" svg:viewBox="0 0 1554 1157">
          <text:p/>
        </draw:connector>
        <draw:connector draw:style-name="gr3" draw:text-style-name="P1" draw:layer="layout" svg:x1="8.002cm" svg:y1="4.089cm" svg:x2="10.259cm" svg:y2="5.245cm" draw:start-shape="id4" draw:start-glue-point="7" draw:end-shape="id7" svg:d="M8002 4089v578h2257v578" svg:viewBox="0 0 2258 1157">
          <text:p/>
        </draw:connector>
        <draw:connector draw:style-name="gr3" draw:text-style-name="P1" draw:layer="layout" svg:x1="17.704cm" svg:y1="4.05cm" svg:x2="16.44cm" svg:y2="5.245cm" draw:start-shape="id8" draw:start-glue-point="7" draw:end-shape="id9" draw:end-glue-point="0" svg:d="M17704 4050v598h-1264v597" svg:viewBox="0 0 1265 1196">
          <text:p/>
        </draw:connector>
        <draw:custom-shape draw:style-name="gr2" draw:text-style-name="P1" xml:id="id8" draw:id="id8" draw:layer="layout" svg:width="0.952cm" svg:height="0.61cm" svg:x="17.228cm" svg:y="3.4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1.269cm" svg:height="0.635cm" svg:x="12.46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.269cm" svg:height="0.635cm" svg:x="18.61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8.002cm" svg:y1="4.089cm" svg:x2="13.1cm" svg:y2="5.245cm" draw:start-shape="id4" draw:start-glue-point="7" draw:end-shape="id10" draw:end-glue-point="0" svg:d="M8002 4089v578h5098v578" svg:viewBox="0 0 5099 1157">
          <text:p/>
        </draw:connector>
        <draw:connector draw:style-name="gr4" draw:text-style-name="P1" draw:layer="layout" svg:x1="17.704cm" svg:y1="4.05cm" svg:x2="19.25cm" svg:y2="5.245cm" draw:start-shape="id8" draw:start-glue-point="7" draw:end-shape="id11" draw:end-glue-point="0" svg:d="M17704 4050v598h1546v597" svg:viewBox="0 0 1547 1196">
          <text:p/>
        </draw:connector>
        <draw:custom-shape draw:style-name="gr5" draw:text-style-name="P1" draw:layer="layout" svg:width="0.318cm" svg:height="3.355cm" svg:x="20.075cm" svg:y="0.39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39cm" svg:x="20.075cm" svg:y="3.96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9cm" draw:transform="rotate (1.5707963267949) translate (20.393cm 3.745cm)">
          <draw:text-box>
            <text:p><text:span text:style-name="T3">Abstract classes</text:span></text:p>
          </draw:text-box>
        </draw:frame>
        <draw:frame draw:style-name="gr6" draw:text-style-name="P4" draw:layer="layout" svg:width="3.406cm" svg:height="0.729cm" draw:transform="rotate (1.5707963267949) translate (20.446cm 6.915cm)">
          <draw:text-box>
            <text:p><text:span text:style-name="T3">Imple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 draw:shadow-offset-x="0.305cm" draw:shadow-offset-y="0.305cm"/>
      <style:text-properties fo: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22:39</meta:creation-date>
    <dc:date>2014-05-19T14:25:54.476626425</dc:date>
    <meta:editing-duration>PT1H17M38S</meta:editing-duration>
    <meta:editing-cycles>14</meta:editing-cycles>
    <meta:generator>LibreOffice/4.2.3.3$Linux_X86_64 LibreOffice_project/420m0$Build-3</meta:generator>
    <meta:document-statistic meta:object-count="24"/>
  </office:meta>
</office:document-meta>
</file>